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a" fo:country="DK"/>
    </style:style>
    <style:style style:name="P2" style:family="paragraph" style:parent-style-name="Standard">
      <style:text-properties fo:language="da" fo:country="DK"/>
    </style:style>
    <style:style style:name="P3" style:family="paragraph" style:parent-style-name="Standard">
      <style:text-properties fo:language="da" fo:country="DK" fo:font-weight="bold" style:font-weight-asian="bold" style:font-weight-complex="bold"/>
    </style:style>
    <style:style style:name="P4" style:family="paragraph" style:parent-style-name="Standard" style:list-style-name="L1">
      <style:text-properties fo:language="da" fo:country="DK" fo:font-weight="bold" style:font-weight-asian="bold" style:font-weight-complex="bold"/>
    </style:style>
    <style:style style:name="P5" style:family="paragraph" style:parent-style-name="Standard" style:list-style-name="L3">
      <style:text-properties fo:language="da" fo:country="DK" fo:font-weight="bold" style:font-weight-asian="bold" style:font-weight-complex="bold"/>
    </style:style>
    <style:style style:name="P6" style:family="paragraph" style:parent-style-name="Standard">
      <style:text-properties fo:language="da" fo:country="DK" fo:font-weight="normal" style:font-weight-asian="normal" style:font-weight-complex="normal"/>
    </style:style>
    <style:style style:name="P7" style:family="paragraph" style:parent-style-name="Standard" style:list-style-name="L3">
      <style:text-properties fo:language="da" fo:country="DK"/>
    </style:style>
    <style:style style:name="T1" style:family="text">
      <style:text-properties fo:font-weight="bold" style:font-weight-asian="bold" style:font-weight-complex="bold"/>
    </style:style>
    <style:style style:name="T2" style:family="text">
      <style:text-properties fo:language="da" fo:country="DK"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1:</text:p>
      <text:p text:style-name="P1"/>
      <text:p text:style-name="P1">I tema 1 lærte vi fagets mest grundlæggende arbejdsmetoder og fremgangsmåder. Derudover blev vi introduceret til en håndfuld værktøjer som Adobe photoshop og indesign, brackets, til kodning, hvor vi på daværende tidspunkt kun arbejdede i HTML og CSS. Vi lærte hvordan man lavede og implementerede forskellige elementer - både billeder, tekster og flexboxe mm.</text:p>
      <text:p text:style-name="P1"/>
      <text:p text:style-name="P1">Dertil fik vi en god introduktion til hvordan vi helt grundlæggende skulle lære at tænke som designere, både i forhold til komposition i billeder, såvel som på hjemmesider, vha. margin, padding og størrelsesforhold.</text:p>
      <text:p text:style-name="P1"/>
      <text:p text:style-name="P1">Vi lærte også at arbejde med farver og fonte og hvordan de kunne understøtte og komplimentere den stil vi ville have frem i de enkelte opgaver under forløbet.</text:p>
      <text:p text:style-name="P1"/>
      <text:p text:style-name="P1">En opgave der viser brugen af disse værktøjer og metoder er vores responsive webside om en stilart. (01.04.02 – responsive_site_v2). Jeg lavede en side som fortalte om postmoderne kunst og arbejdsprocessen og metoderne har siden da dannet grundlag for hvordan jeg har lavet webløsninger.</text:p>
      <text:p text:style-name="P1"/>
      <text:p text:style-name="P1">Arbejdsprocessen forløb sådan at jeg først lavede et udkast til min side, vha. indesign.</text:p>
      <text:p text:style-name="P1"/>
      <text:p text:style-name="P3">-billede</text:p>
      <text:p text:style-name="P1"><text:span text:style-name="T1">-her forsøgte jeg at efterligne kompositionen af en opgave som vi var blevet præsenteret for i undervisningen, hvilket lærte mig meget om flexbox og brug af plads, for at overskueliggøre siden.</text:span></text:p>
      <text:p text:style-name="P1"/>
      <text:p text:style-name="P6">Efter at have skabt rammerne for kompositionen kunne jeg gå i gang med at kode hjemmesiden i HTML og CSS.</text:p>
      <text:p text:style-name="P6"/>
      <text:p text:style-name="P3">-billede</text:p>
      <text:p text:style-name="P3">-jeg forsøgte at efterligne kompositionen af opgaveeksemplet i havde vist os og gøre siden responsiv.</text:p>
      <text:p text:style-name="P1"/>
      <text:p text:style-name="P1">Dernæst kom billedredigering, i form af sidens splashbillede.</text:p>
      <text:p text:style-name="P1"/>
      <text:p text:style-name="P3">-billede</text:p>
      <text:p text:style-name="P3">-i udarbejdelsen af splashbilledet lærte vi både hvordan vi burde lave billedet i photoshop, samt en håndfuld af programmets handy redskaber. Derudover lærte vi at gøre dem responsive med ”Srcset” og ”Media queries” i vores kode.</text:p>
      <text:p text:style-name="P1"/>
      <text:p text:style-name="P1">Vi blev også undervist i hvilke fonte der burde bruges og hvordan man bruger dem i praksis.</text:p>
      <text:p text:style-name="P1"/>
      <text:p text:style-name="P3">-billede</text:p>
      <text:p text:style-name="P3">-Der mangler en google font, hvilket jeg havde fundet og implementeret på siden i sin tid og jeg kan ikke huske årsagen til hvorfor jeg ikke har afleveret en side hvor det fungerer. Det fungerer dog på mit styletile, hvor jeg havde valgt en font som gav det et teknologisk og spacy look, igen for at understøtte det postmodernistiske.</text:p>
      <text:p text:style-name="P3"/>
      <text:p text:style-name="P3"/>
      <text:p text:style-name="P3"/>
      <text:p text:style-name="P3"><text:soft-page-break/>Opsummering:</text:p>
      <text:p text:style-name="P1">Opgaven føltes som et godt udgangspunkt, for at bruge og vise den teori vi havde lært igennem tema 1. Opgaven gav mig mulighed for at benytte mig af de programmer vi var blevet undervist i, men den gav mig særligt en god skabelon, for hvilken fremgangsmåde man bør have i en sådan opgave. På den måde kan man sige at den har dannet grundlaget for hvordan jeg, senere på studiet, har grebet opgaver an på.</text:p>
      <text:p text:style-name="P1"/>
      <text:p text:style-name="P3">Refleksion:</text:p>
      <text:p text:style-name="P6">Skulle jeg ændre noget på siden, ville det eksempelvis være udseendet. Jeg er ikke helt tilfreds med brugen af farver eksempelvis. Jeg forsøgte på daværende tidspunkt at gøre den farverig og blande mange forskellige stile ind i det, for at påvise den postmoderne kunsts nærmest kaotiske stil. Desværre gav den min side, særligt med henblik på splashbilledet og navigationsbarren, et lidt for kaotisk udseende, hvilket forstyrrede sidens overskuelighed.</text:p>
      <text:p text:style-name="P6"/>
      <text:p text:style-name="P6">Derudover mangler en google font, hvilket jeg havde fundet og implementeret på siden i sin tid og jeg kan ikke huske årsagen til hvorfor jeg ikke har afleveret en side hvor det fungerer. Det fungerer dog på mit styletile, hvor jeg havde valgt en font som gav det et teknologisk og spacy look, igen for at understøtte det postmodernistiske.</text:p>
      <text:p text:style-name="P6"/>
      <text:p text:style-name="P3">Konklussion</text:p>
      <text:p text:style-name="P3">Skulle jeg gøre noget andet i dag, ville jeg implementere en font, men en der var nemmere at læse, brødteksten er for svær at læse. Jeg ville bruge flere harmoniske farver, for at give siden en rød tråd, hvilket jeg synes der mangler, det kunne jeg have gjort med en baggrundsfarve, som eksempelvis komplimenterede mit splash-billede.</text:p>
      <text:p text:style-name="P3"/>
      <text:p text:style-name="P1"/>
      <text:list xml:id="list402690559100703807" text:style-name="L3">
        <text:list-header>
          <text:p text:style-name="P7"/>
        </text:list-header>
        <text:list-item>
          <text:p text:style-name="P5">I tema 1 lærte vi fagets mest grundlæggende arbejdsmetoder og fremgangsmåder. Derudover blev vi introduceret til en håndfuld værktøjer som Adobe photoshop og indesign, brackets, til kodning, hvor vi på daværende tidspunkt kun arbejdede i HTML og CSS. Vi lærte hvordan man lavede og implementerede forskellige elementer - både billeder, tekster og flexboxe mm.</text:p>
        </text:list-item>
        <text:list-item>
          <text:p text:style-name="P5">Vi skulle bl.a. lave et responsivt site, som præsenterede en stilart, i mit tilfælde den postmoderne. Jeg lavede et website som fulgte kompositionen af en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oft-page-break/></text:p>
      <text:p text:style-name="P3">Tema 2:</text:p>
      <text:p text:style-name="P3"/>
      <text:p text:style-name="P6">I tema 2 begyndte vi på videoproduktion og byggede videre på vores viden om webdesign. Vi blev præsenteret for Adobe premiere og grundlæggende viden om hvordan vi lavede en god medieproduktion.</text:p>
      <text:p text:style-name="P6"/>
      <text:p text:style-name="P6"/>
      <text:p text:style-name="Standard"><text:span text:style-name="T2">En opgave der gav os mulighed for at bruge teorien i praksis var vores redesign af et website (</text:span>02.02.06 redesign af website). Opgaven blev løst gruppevist og vi havde meget frie tøjler.</text:p>
      <text:p text:style-name="Standard"/>
      <text:p text:style-name="P6">Opgaven var at lave et redesign af en forretnings hjemmeside med stilbilleder, samt lave en videoproduktion til hjemmesiden.</text:p>
      <text:p text:style-name="P6"/>
      <text:p text:style-name="P6">Arbejdsprocessen forløb sådan at vi i gruppen først blev enige om hvilken forretning vi ville lave et redesign for, samt hvordan vi skulle løse opgaven vha. en gruppekontrakt og en forventningsafstemning</text:p>
      <text:p text:style-name="P6"/>
      <text:p text:style-name="P6">Videoproduktionen lavede vi sådan at vi lavede et interview af indehaveren af forretningen stylemann, som rent filmteknisk indebar en 2 minutters video, som starter med et establishing shot af butikssfacaden, med en titel. Videoen indeholdt et interview af butiksindehaveren, som til tider fungerede som en slags voice-over, i takt med en masse B-rolls, som bestod af en lang række videoklip i total, nær og ultranære billeder.</text:p>
      <text:p text:style-name="P3"/>
      <text:p text:style-name="P3"/>
      <text:p text:style-name="P3"/>
      <text:p text:style-name="P6">Hjemmesiden designede vi ved at lave et moodboard, for at blive enige om hvilken retning vi ville gå i, samt hver især at lave et udkast til en side på hjemmesiden, for at finde et optimalt design. Dette indebar også at få defineret målgruppen, så vi så vidt muligt kunne skabe noget der havde interesse for kunderne.</text:p>
      <text:p text:style-name="P6"/>
      <text:p text:style-name="P6">Herefter kom det praktiske i form af wireframing, layoutdiagram og styletile, hvor vi blev enige om at lave en hjemmeside der var stilren og farvemæssigt nedtonet, dvs. primært sort / hvid og kompositionen og fonten skulle bestå hovedsageligt skarpe kanter, for at drage en parallel til jakkesæt, som hovedsageligt var det han solgte i forretningen.</text:p>
      <text:p text:style-name="P3"/>
      <text:p text:style-name="P3">Opsummering:</text:p>
      <text:p text:style-name="P3">I tema 2 begyndte vi på videoproduktion og byggede videre på vores viden om webdesign. Vi blev præsenteret for Adobe premiere og grundlæggende viden om hvordan vi lavede en god medieproduktion og et godt og fængende interview. </text:p>
      <text:p text:style-name="P3"/>
      <text:p text:style-name="P3">Derudover lærte vi metoder til at kommunikere i gruppen, vha. en gruppekontrakt, vi lærte om billedstil og skitsering af videoer, i form af et storyboard.</text:p>
      <text:p text:style-name="P3"/>
      <text:p text:style-name="P3">Derudover fik vi for første gang næsten helt frie tøjler til hvordan vi ville designe vores hjemmeside.</text:p>
      <text:p text:style-name="P3"/>
      <text:p text:style-name="P3">Og vi lærte hvordan vi lavede BERT-test, 5-sekunders test og lighthouse test af hjemmesiden, samt efterbehandling af resultaterne.</text:p>
      <text:p text:style-name="P3"/>
      <text:p text:style-name="P3"><text:soft-page-break/>Arbejdsprocessen var fin i vores gruppe. Vi havde et godt forarbejde og fik hurtigt, vha. grupekontrakten, storyboard til videoen og moodboard til hjemmesiden, en enighed om hvordan det endelige produkt skulle se ud.</text:p>
      <text:p text:style-name="P3"/>
      <text:list xml:id="list749158105153597336" text:style-name="L1">
        <text:list-item>
          <text:p text:style-name="P4">I videoen blev vi enige om at lave et interview af butiksindehaveren, som til tider fungerede som voice-over, til en masse B-roll, eller stemningsbilleder i forskellige vinkler, som gav et godt indblik i hvad han kunne tilbyde. Derudover var der også klip af butiksindehaveren, som klæder en kunde på, for at påvise den gode service. Interviewet forløb sådan at vi stillede nogle spørgsmål til butiksindehaveren, hvortil han svarede som om han bare fortalte af sig selv. Alt dette valgte vi at gøre, for at sælge ham som person og ikke intervieweren, eller hvord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0639082" text:continue-numbering="true" text:style-name="L1">
        <text:list-item>
          <text:p text:style-name="P4">I tema 2 blev vi introduceret til forskellige måder at arbejde med billedeproduktion og optimering i photoshop, samt videoproduktion og redigering i premiere CC.</text:p>
        </text:list-item>
        <text:list-item>
          <text:p text:style-name="P4">I temaet lavede vi gruppevist et redesign af en virksomheds website. Vi lavede et redesign af en tøjbutiks website der hedder Stylemann. Arbejdet og undervisningen lærte os hvordan vi kunne fotografere og filme, samt efterbehandlingen af dem. Billederne behandlede vi eksempelvis i photoshop, som åbnede muligheden for f.eks. at nuancere billederne, så der kom en rød tråd igennem hjemmesiden. Vi ville eksempelvis gerne have at billederne havde kolde farver, meget sort og hvidt. Vi ville gerne have klare kontraster, for at drage en parallel til jakkesættets sorte og hvide farver og skarpe kanter, som går igen på hjemmesiden. Alt i alt for at gøre det stilrent og lækkert.</text:p>
        </text:list-item>
      </text:list>
      <text:p text:style-name="P3"/>
      <text:list xml:id="list40660035" text:continue-numbering="true" text:style-name="L1">
        <text:list-item>
          <text:p text:style-name="P4">Derudover lavede vi en videoproduktion, hvor vi i undervisningen var blevet introduceret til Adobe Premiere. Vi lærte også hvordan vi lavede et ordenligt interview og hvilke vinkler vi skulle filme fra.</text:p>
        </text:list-item>
        <text:list-item>
          <text:p text:style-name="P4">Vi lavede en video på ca 2 minutter, hvor vi interviewede butiksindehaveren. Vi valgte i at klippe vores spørgsmål fra i videoen, så det i videoen bare handlede om ham, som fortalte om sin forretning. Vi kunne også have taget vores spørgsmål med, men vi besluttede at videoen burde være kort og kontant, særligt fordi det ville give ham en form for integritet, at han var den eneste der snakkede i videoen.</text:p>
          <text:p text:style-name="P4"/>
        </text:list-item>
        <text:list-item>
          <text:p text:style-name="P4">I designet af selve hjemmesiden, holdte vi os til det sort/hvide tema og de skarpe kanter. Billederne er kantede og det er fonten på menupunkterne og overskrifterne også. Vi fokuserede meget på den røde tråd og at det skulle være minimalistisk og stilrent.</text:p>
        </text:list-item>
        <text:list-item>
          <text:p text:style-name="P4"><text:soft-page-break/>Desværre endte hjemmesiden med at være en smule bar og monoton. Der manglede noget indhold og noget diversitet i sidernes layout. Vi burde have sat nogle baggrundsfarver eller billeder ind, der gav noget mere kød på. Desværre var vi så langt i processen at det var for stor en mundfuld at give sig i kast med, men det man kan tage med sig er at have en mere udarbejdet plan om hvordan siden skal ende op.</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0644718" text:continue-numbering="true" text:style-name="L1">
        <text:list-item>
          <text:p text:style-name="P4">I tema 2 fik vi bl.a. til opgave at lave et redesign af et website. Vi lavede et redesign for en forretning der hedder Stylemann, som primært solgte jakkesæt.</text:p>
          <text:p text:style-name="P4"/>
          <text:p text:style-name="P4">I undervisningen blev vi introduceret til kommunikationsmetoder, både internt i gruppen, men også med ”klienten”. Vi lærte at planlægge hvordan vi lavede en god hjemmeside med både billede og videoproduktion.</text:p>
          <text:p text:style-name="P4"/>
        </text:list-item>
        <text:list-item>
          <text:p text:style-name="P4">Vi besluttede i gruppen at vi ville have et meget stilrent, minimalistisk og raffineret design, for at drage en parallel til jakkesættet, som skulle gå igen, både gennem billederne, videoen og designet af selve hjemmesiden.</text:p>
        </text:list-item>
        <text:list-item>
          <text:p text:style-name="P4">Dette gjorde vi bl.a. ved at fotografere og redigere billederne, så farverne var kolde og baggrunden og scenerne i billederne var kantede og golde.</text:p>
        </text:list-item>
        <text:list-item>
          <text:p text:style-name="P4">I videoproduktionen interviewede vi butiksindehaveren, hvor man kun hørte hans svar, for at holde det kort og kontant. Det gav det også en hvis formalitet og integritet, som vi forbandt med netop jakkesæt, at han var den eneste der talte i videoen.</text:p>
        </text:list-item>
        <text:list-item>
          <text:p text:style-name="P4">I designet af selve websitet, gik vi endnu engang efter at holde det stilrent. Det gjorde vi ved at tilføje en font med seriffer, på sidens navigationsmenu, samt overskrifter, som vi havde lært ville give det et elegant og formelt udseende.</text:p>
        </text:list-item>
        <text:list-item>
          <text:p text:style-name="P4">Vi formåede at holde websitets røde tråd, som planlagt, hvilket indebar det kolde, det raffinerede og elegante udtryk, i både billede, video og websidelayoutet. Desværre blev det for bart og for kedeligt. Det blev meget monotont.</text:p>
        </text:list-item>
        <text:list-item>
          <text:p text:style-name="P4">Skulle jeg lave noget om, ville jeg lave nogle baggrundsbilleder, farver, eller mønstre og smide nogle flere billeder ind.­</text:p>
        </text:list-item>
      </text:list>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0635400" text:continue-numbering="true" text:style-name="L1">
        <text:list-item>
          <text:p text:style-name="P4">I tema x har vi lært om forskellige layoutprincipper (viden), jeg valgte at bruge x-princip til at løse den efterfølgende opgave på følgende måde (færdighed), jeg valgte denne løsning fremfor en anden fordi... (kompetence). </text:p>
        </text:list-item>
        <text:list-item>
          <text:p text:style-name="P4"/>
        </text:list-item>
        <text:list-item>
          <text:p text:style-name="P4">● I denne opgave blev vi introduceret til x-testmetode (viden). Jeg udførte testen på følgende måde og det gav anledning til følgende ændringer i mit design (færdighed). I det efterfølgende gruppeprojekt brugte vi igen testmetoden i forhold til at undersøge x (kompetenc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anuskript:</text:p>
      <text:p text:style-name="P3"/>
      <text:p text:style-name="P3"/>
      <text:p text:style-name="P3">Tema 2: redesign af hjemmeside:</text:p>
      <text:p text:style-name="P3"/>
      <text:list xml:id="list40649066" text:continue-numbering="true" text:style-name="L1">
        <text:list-item>
          <text:p text:style-name="P4">I tema 2 fik vi bl.a. til opgave at lave et redesign af et website. Vi lavede et redesign for en forretning der hedder Stylemann, som primært solgte jakkesæt.</text:p>
          <text:p text:style-name="P4"/>
          <text:p text:style-name="P4">I undervisningen blev vi introduceret til kommunikationsmetoder, både internt i gruppen, men også med ”klienten”. Vi lærte at planlægge hvordan vi lavede en god hjemmeside med både billede og videoproduktion.</text:p>
          <text:p text:style-name="P4"/>
        </text:list-item>
        <text:list-item>
          <text:p text:style-name="P4">Vi besluttede i gruppen at vi ville have et meget stilrent, minimalistisk og raffineret design, for at drage en parallel til jakkesættet, som skulle gå igen, både gennem billederne, videoen og designet af selve hjemmesiden.</text:p>
        </text:list-item>
        <text:list-item>
          <text:p text:style-name="P4">Dette gjorde vi bl.a. ved at fotografere og redigere billederne, så farverne var kolde og baggrunden og scenerne i billederne var kantede og golde.</text:p>
        </text:list-item>
        <text:list-item>
          <text:p text:style-name="P4">I videoproduktionen interviewede vi butiksindehaveren, hvor man kun hørte hans svar, for at holde det kort og kontant. Det gav det også en hvis formalitet og integritet, som vi forbandt med netop jakkesæt, at han var den eneste der talte i videoen.</text:p>
        </text:list-item>
        <text:list-item>
          <text:p text:style-name="P4">I designet af selve websitet, gik vi endnu engang efter at holde det stilrent. Det gjorde vi ved at tilføje en font med seriffer, på sidens navigationsmenu, samt overskrifter, som vi <text:soft-page-break/>havde lært ville give det et elegant og formelt udseende.</text:p>
        </text:list-item>
        <text:list-item>
          <text:p text:style-name="P4">Vi formåede at holde websitets røde tråd, som planlagt, hvilket indebar det kolde, det raffinerede og elegante udtryk, i både billede, video og websidelayoutet. Desværre blev det for bart og for kedeligt. Det blev meget monotont.</text:p>
        </text:list-item>
        <text:list-item>
          <text:p text:style-name="P4">Skulle jeg lave noget om, ville jeg lave nogle baggrundsbilleder, farver, eller mønstre og smide nogle flere billeder ind.­</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ers K</meta:initial-creator>
    <meta:creation-date>2019-01-04T15:25:35.13</meta:creation-date>
    <dc:date>2019-01-05T20:44:22.67</dc:date>
    <dc:creator>Anders K</dc:creator>
    <meta:editing-duration>PT6H47M57S</meta:editing-duration>
    <meta:editing-cycles>12</meta:editing-cycles>
    <meta:generator>OpenOffice/4.1.5$Win32 OpenOffice.org_project/415m1$Build-9789</meta:generator>
    <meta:document-statistic meta:table-count="0" meta:image-count="0" meta:object-count="0" meta:page-count="8" meta:paragraph-count="67" meta:word-count="2198" meta:character-count="13372"/>
  </office:meta>
</office:document-meta>
</file>